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Google Sans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3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5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T1" style:family="text">
      <style:text-properties fo:font-weight="bold"/>
    </style:style>
    <style:style style:name="T2" style:family="text">
      <style:text-properties officeooo:rsid="000a6d0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 Equação de Friedmann-Yluthoor (Ancoragem nas Kilonovas)</text:h>
      <text:p text:style-name="P2">Para descrever o universo onde a densidade informacional influencia a dinâmica de objetos compactos (estrelas de nêutrons), a equação de Friedmann assume a forma de uma soma de densidades normalizadas $E(z)^2 = H(z)^2/H_0^2$:</text:p>
      <text:p text:style-name="P2">$$E(z)^2 = \Omega_{m,0}(1+z)^3 + \Omega_{r,0}(1+z)^4 + \Omega_{I,0} \cdot f(w_I(z))$$</text:p>
      <text:h text:style-name="P3" text:outline-level="4">Detalhamento dos Termos e Calibragem:</text:h>
      <text:list text:style-name="L1">
        <text:list-item>
          <text:p text:style-name="P4"><text:span text:style-name="T1">Densidade Informacional Ancorada ($\Omega_{I,0}$):</text:span> Não é mais um parâmetro livre abstrato; representa a densidade de energia do campo informacional $Y$ normalizada pela densidade crítica hoje ($\rho_I/\rho_c$). No contexto de Kilonovas, este termo dita a "viscosidade" informacional do vácuo que as ondas gravitacionais atravessam.</text:p>
        </text:list-item>
        <text:list-item>
          <text:p text:style-name="P4"><text:span text:style-name="T1">O Acoplamento Dinâmico ($\nu_X Y H$):</text:span> Este é o "pneu calibrado" do modelo. Ele controla a transferência de energia entre o campo informacional e a expansão. Para a nucleossíntese de elementos pesados (processo-r), este acoplamento sugere que o fluxo informacional positivo ($X &gt; 0$) pode influenciar a estabilidade nuclear em ambientes de densidade extrema.</text:p>
        </text:list-item>
        <text:list-item>
          <text:p text:style-name="P4">Evolução do Parâmetro de Estado ($w_I$):</text:p>
          <text:p text:style-name="P4">O parâmetro $C$ (nosso conhecido $-0,19$ do MCMC) agora evolui dinamicamente para evitar arbitrariedade:</text:p>
          <text:p text:style-name="P4">$$C(z) = -0,194 + \frac{\nu_X Y H}{10^{-9}}$$</text:p>
          <text:p text:style-name="P4">Isso garante que o modelo responda às flutuações locais de densidade, como o encontro de duas estrelas de nêutrons.</text:p>
        </text:list-item>
      </text:list>
      <text:p text:style-name="Horizontal_20_Line"/>
      <text:h text:style-name="P5" text:outline-level="3">Por que isso é importante para <text:s/><text:span text:style-name="T2">peper </text:span>das Kilonovas?</text:h>
      <text:p text:style-name="P2">Ao contrário do $\Lambda$CDM, que trata o vácuo como uma constante inerte, o <text:span text:style-name="T1">Yluthoor</text:span> propõe que o vácuo possui uma estrutura informacional ativa. No seu paper, argumentaremos que:</text:p>
      <text:list text:style-name="L2">
        <text:list-item>
          <text:p text:style-name="P6"><text:span text:style-name="T1">Propagação de Ondas Gravitacionais:</text:span> A densidade $\Omega_{I,0}$ pode causar um desvio infinitesimal, mas detectável, na velocidade ou na amplitude das ondas emitidas em 2017.</text:p>
        </text:list-item>
        <text:list-item>
          <text:p text:style-name="P6"><text:span text:style-name="T1">Processo-r (Nucleossíntese):</text:span> O campo informacional atua como um regulador da entropia, potencialmente alterando as taxas de captura de nêutrons que formam ouro e platina nas Kilonov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6T20:34:01.736310600</meta:creation-date>
    <dc:date>2025-12-26T20:36:22.438406300</dc:date>
    <meta:editing-duration>PT2M21S</meta:editing-duration>
    <meta:editing-cycles>1</meta:editing-cycles>
    <meta:document-statistic meta:table-count="0" meta:image-count="0" meta:object-count="0" meta:page-count="1" meta:paragraph-count="14" meta:word-count="289" meta:character-count="1993" meta:non-whitespace-character-count="1722"/>
    <meta:generator>LibreOffice/25.8.3.2$Windows_X86_64 LibreOffice_project/8ca8d55c161d602844f5428fa4b58097424e324e</meta:generator>
  </office:meta>
</office:document-meta>
</file>